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60287" calcext:value-type="float">
            <text:p>0.46028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474281" calcext:value-type="float">
            <text:p>0.474281</text:p>
          </table:table-cell>
          <table:table-cell table:formula="of:=AVERAGE([.D2:.E2])" office:value-type="float" office:value="0.474281" calcext:value-type="float">
            <text:p>0.4742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59909" calcext:value-type="float">
            <text:p>0.4599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472012" calcext:value-type="float">
            <text:p>0.472012</text:p>
          </table:table-cell>
          <table:table-cell table:formula="of:=AVERAGE([.D3:.E3])" office:value-type="float" office:value="0.472012" calcext:value-type="float">
            <text:p>0.4720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764" calcext:value-type="float">
            <text:p>0.457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451589" calcext:value-type="float">
            <text:p>0.451589</text:p>
          </table:table-cell>
          <table:table-cell table:formula="of:=AVERAGE([.D4:.E4])" office:value-type="float" office:value="0.451589" calcext:value-type="float">
            <text:p>0.4515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87897" calcext:value-type="float">
            <text:p>0.48789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448563" calcext:value-type="float">
            <text:p>0.448563</text:p>
          </table:table-cell>
          <table:table-cell table:formula="of:=AVERAGE([.D5:.E5])" office:value-type="float" office:value="0.448563" calcext:value-type="float">
            <text:p>0.4485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6339" calcext:value-type="float">
            <text:p>0.46633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477685" calcext:value-type="float">
            <text:p>0.477685</text:p>
          </table:table-cell>
          <table:table-cell table:formula="of:=AVERAGE([.D6:.E6])" office:value-type="float" office:value="0.477685" calcext:value-type="float">
            <text:p>0.4776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2602" calcext:value-type="float">
            <text:p>0.482602</text:p>
          </table:table-cell>
          <table:table-cell office:value-type="float" office:value="44" calcext:value-type="float">
            <text:p>44</text:p>
          </table:table-cell>
          <table:table-cell office:value-type="float" office:value="0.48941" calcext:value-type="float">
            <text:p>0.48941</text:p>
          </table:table-cell>
          <table:table-cell office:value-type="float" office:value="0.489032" calcext:value-type="float">
            <text:p>0.489032</text:p>
          </table:table-cell>
          <table:table-cell table:formula="of:=AVERAGE([.D7:.E7])" office:value-type="float" office:value="0.489221" calcext:value-type="float">
            <text:p>0.4892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83359" calcext:value-type="float">
            <text:p>0.48335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485628" calcext:value-type="float">
            <text:p>0.485628</text:p>
          </table:table-cell>
          <table:table-cell table:formula="of:=AVERAGE([.D8:.E8])" office:value-type="float" office:value="0.485628" calcext:value-type="float">
            <text:p>0.4856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81089" calcext:value-type="float">
            <text:p>0.48108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478064" calcext:value-type="float">
            <text:p>0.478064</text:p>
          </table:table-cell>
          <table:table-cell table:formula="of:=AVERAGE([.D9:.E9])" office:value-type="float" office:value="0.478064" calcext:value-type="float">
            <text:p>0.478064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0.466717" calcext:value-type="float">
            <text:p>0.466717</text:p>
          </table:table-cell>
          <table:table-cell table:formula="of:=AVERAGE([.D10:.E10])" office:value-type="float" office:value="0.466717" calcext:value-type="float">
            <text:p>0.466717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 office:value-type="float" office:value="0.47882" calcext:value-type="float">
            <text:p>0.47882</text:p>
          </table:table-cell>
          <table:table-cell table:formula="of:=AVERAGE([.D11:.E11])" office:value-type="float" office:value="0.47882" calcext:value-type="float">
            <text:p>0.47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8:21:10.062928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6:38:45.789616825</meta:creation-date>
    <dc:date>2016-11-12T07:00:17.048690211</dc:date>
    <meta:editing-duration>P1DT11H43M35S</meta:editing-duration>
    <meta:editing-cycles>2</meta:editing-cycles>
    <meta:generator>LibreOffice/5.1.4.2$Linux_X86_64 LibreOffice_project/10m0$Build-2</meta:generator>
    <meta:document-statistic meta:table-count="1" meta:cell-count="58" meta:object-count="0"/>
  </office:meta>
</office:document-meta>
</file>